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svg:stroke-color="#ccffcc" draw:fill="none" draw:fill-color="#ffffff" fo:min-height="0cm"/>
    </style:style>
    <style:style style:name="gr7" style:family="graphic" style:parent-style-name="objectwithoutfill">
      <style:graphic-properties draw:stroke="none" svg:stroke-color="#ccffcc" draw:fill="none" draw:fill-color="#ffffff" fo:min-height="0.723cm"/>
    </style:style>
    <style:style style:name="gr8" style:family="graphic" style:parent-style-name="objectwithoutfill">
      <style:graphic-properties draw:stroke="none" svg:stroke-color="#ccffcc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7cm" svg:height="3.5cm" svg:x="11.9cm" svg:y="8.3cm">
          <text:p text:style-name="P1">sOff = true</text:p>
          <text:p text:style-name="P1">sOn = sOn_1</text:p>
          <text:p text:style-name="P1">switchon = switchon_1</text:p>
          <text:p text:style-name="P1">switchoff = 1</text:p>
          <text:p text:style-name="P1">cnt = cnt_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6cm" svg:height="3.5cm" svg:x="12cm" svg:y="15.7cm">
          <text:p text:style-name="P1">sOff = true;</text:p>
          <text:p text:style-name="P1">sOn = sOn_1;</text:p>
          <text:p text:style-name="P1">switchon = switchon_1;</text:p>
          <text:p text:style-name="P1">Switchoff = 1;</text:p>
          <text:p text:style-name="P1">cnt = cnt_1;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6cm" svg:height="3.5cm" svg:x="12cm" svg:y="23.1cm">
          <text:p text:style-name="P1">sOff = false;</text:p>
          <text:p text:style-name="P1">sOn = true;</text:p>
          <text:p text:style-name="P1">switchon = 1;</text:p>
          <text:p text:style-name="P1">switchoff = 0;</text:p>
          <text:p text:style-name="P1">cnt = cnt_1 + 1;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cm" svg:height="3.5cm" svg:x="2.4cm" svg:y="23.1cm">
          <text:p text:style-name="P1">sOff = false;</text:p>
          <text:p text:style-name="P1">sOn = true;</text:p>
          <text:p text:style-name="P1">switchon = 1;</text:p>
          <text:p text:style-name="P1">switchoff = 0;</text:p>
          <text:p text:style-name="P1">cnt = cnt_1;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8cm" svg:height="3.5cm" svg:x="2.5cm" svg:y="15.7cm">
          <text:p text:style-name="P1">sOff = true;</text:p>
          <text:p text:style-name="P1">sOn = false;</text:p>
          <text:p text:style-name="P1">switchon = 0;</text:p>
          <text:p text:style-name="P1">switchoff = 1;</text:p>
          <text:p text:style-name="P1">cnt = cnt_1+ 1;</text:p>
          <draw:enhanced-geometry svg:viewBox="0 0 21600 21600" draw:type="rectangle" draw:enhanced-path="M 0 0 L 21600 0 21600 21600 0 21600 0 0 Z N"/>
        </draw:custom-shape>
        <draw:frame draw:style-name="gr3" draw:layer="layout" svg:width="4.265cm" svg:height="1.462cm" svg:x="11.8cm" svg:y="7.5cm">
          <draw:text-box>
            <text:p>OFF_ENTRY</text:p>
          </draw:text-box>
        </draw:frame>
        <draw:frame draw:style-name="gr3" draw:layer="layout" svg:width="3.114cm" svg:height="1.462cm" svg:x="11.9cm" svg:y="14.6cm">
          <draw:text-box>
            <text:p>OFF_IDL</text:p>
          </draw:text-box>
        </draw:frame>
        <draw:frame draw:style-name="gr3" draw:layer="layout" svg:width="7.335cm" svg:height="1.462cm" svg:x="11.6cm" svg:y="22.2cm">
          <draw:text-box>
            <text:p>OFF_EXIT_ON_ENTRY</text:p>
          </draw:text-box>
        </draw:frame>
        <draw:frame draw:style-name="gr3" draw:layer="layout" svg:width="2.792cm" svg:height="1.462cm" svg:x="2.4cm" svg:y="22.1cm">
          <draw:text-box>
            <text:p>ON_IDL</text:p>
          </draw:text-box>
        </draw:frame>
        <draw:frame draw:style-name="gr3" draw:layer="layout" svg:width="7.335cm" svg:height="1.462cm" svg:x="2.3cm" svg:y="14.8cm">
          <draw:text-box>
            <text:p>ON_EXIT_OFF_ENTRY</text:p>
          </draw:text-box>
        </draw:frame>
        <draw:frame draw:style-name="gr4" draw:layer="layout" svg:width="15.8cm" svg:height="4.517cm" svg:x="1.5cm" svg:y="1.5cm">
          <draw:text-box>
            <text:p><text:s text:c="2"/>-- initial values global values to all states</text:p>
            <text:p><text:s text:c="2"/>sOff_1 = false -&gt; pre sOff;</text:p>
            <text:p><text:s text:c="2"/>sOn_1 = false -&gt; pre sOn;</text:p>
            <text:p><text:s text:c="2"/>switchon_1 = 0 -&gt; pre switchon;</text:p>
            <text:p><text:s text:c="2"/>switchoff_1 = 0 -&gt; pre switchoff;</text:p>
            <text:p><text:s text:c="2"/>cnt_1 = 0 -&gt; pre cnt;</text:p>
          </draw:text-box>
        </draw:frame>
        <draw:connector draw:style-name="gr5" draw:text-style-name="P2" draw:layer="layout" draw:type="lines" svg:x1="15.25cm" svg:y1="11.8cm" svg:x2="15.3cm" svg:y2="15.7cm" draw:start-shape="id1" draw:start-glue-point="2" draw:end-shape="id2" svg:d="M15250 11800v550l50 2800v550" svg:viewBox="0 0 51 3901">
          <text:p/>
        </draw:connector>
        <draw:connector draw:style-name="gr5" draw:text-style-name="P2" draw:layer="layout" draw:type="lines" svg:x1="15.3cm" svg:y1="19.2cm" svg:x2="15.3cm" svg:y2="23.1cm" draw:start-shape="id2" draw:start-glue-point="2" draw:end-shape="id3" svg:d="M15300 19200v550 2800 550" svg:viewBox="0 0 1 3901">
          <text:p/>
        </draw:connector>
        <draw:connector draw:style-name="gr5" draw:text-style-name="P1" draw:layer="layout" svg:x1="12cm" svg:y1="24.85cm" svg:x2="7.3cm" svg:y2="24.85cm" draw:start-shape="id3" draw:start-glue-point="3" draw:end-shape="id4" draw:end-glue-point="1" svg:d="M12000 24850h-4700" svg:viewBox="0 0 4701 1">
          <text:p/>
        </draw:connector>
        <draw:connector draw:style-name="gr5" draw:text-style-name="P2" draw:layer="layout" draw:type="lines" svg:x1="4.85cm" svg:y1="23.1cm" svg:x2="4.9cm" svg:y2="19.2cm" draw:start-shape="id4" draw:end-shape="id5" draw:end-glue-point="2" svg:d="M4850 23100v-550l50-2800v-550" svg:viewBox="0 0 51 3901">
          <text:p/>
        </draw:connector>
        <draw:connector draw:style-name="gr5" draw:text-style-name="P2" draw:layer="layout" draw:type="lines" svg:x1="7.3cm" svg:y1="17.45cm" svg:x2="12cm" svg:y2="17.45cm" draw:start-shape="id5" draw:start-glue-point="1" draw:end-shape="id2" draw:end-glue-point="3" svg:d="M7300 17450h550 3600 550" svg:viewBox="0 0 4701 1">
          <text:p/>
        </draw:connector>
        <draw:frame draw:style-name="gr6" draw:text-style-name="P2" draw:layer="layout" svg:width="3.54cm" svg:height="0.962cm" svg:x="7.6cm" svg:y="23.9cm">
          <draw:text-box>
            <text:p text:style-name="P1"><text:span text:style-name="T1">Until true</text:span></text:p>
          </draw:text-box>
        </draw:frame>
        <draw:frame draw:style-name="gr7" draw:text-style-name="P2" draw:layer="layout" svg:width="3.292cm" svg:height="0.973cm" svg:x="15.26cm" svg:y="13.3cm">
          <draw:text-box>
            <text:p text:style-name="P1"><text:span text:style-name="T1">Until true</text:span></text:p>
          </draw:text-box>
        </draw:frame>
        <draw:frame draw:style-name="gr8" draw:text-style-name="P1" draw:layer="layout" svg:width="3.745cm" svg:height="0.963cm" svg:x="15.1cm" svg:y="20.7cm">
          <draw:text-box>
            <text:p text:style-name="P1"><text:span text:style-name="T1">Unless Set</text:span></text:p>
          </draw:text-box>
        </draw:frame>
        <draw:frame draw:style-name="gr8" draw:text-style-name="P1" draw:layer="layout" svg:width="4.481cm" svg:height="0.963cm" svg:x="4.907cm" svg:y="20.777cm">
          <draw:text-box>
            <text:p text:style-name="P1"><text:span text:style-name="T1">Unless Reset</text:span></text:p>
          </draw:text-box>
        </draw:frame>
        <draw:frame draw:style-name="gr6" draw:text-style-name="P1" draw:layer="layout" svg:width="3.292cm" svg:height="0.962cm" svg:x="8.112cm" svg:y="16.6cm">
          <draw:text-box>
            <text:p text:style-name="P1"><text:span text:style-name="T1">Until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3:29:16.953499395</meta:creation-date>
    <dc:date>2016-04-09T17:56:14.559469238</dc:date>
    <meta:editing-duration>P1DT3H7M11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